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fo:padding="0in" fo:border="none"/>
    </style:style>
    <style:style style:name="P2" style:family="paragraph" style:parent-style-name="Standard" style:list-style-name="WWNum1">
      <style:paragraph-properties fo:margin-left="0.4165in" fo:margin-right="0in" fo:line-height="114%" fo:text-indent="-0.25in" style:auto-text-indent="false" fo:padding="0in" fo:border="none"/>
    </style:style>
    <style:style style:name="P3" style:family="paragraph" style:parent-style-name="Standard" style:list-style-name="WWNum2">
      <style:paragraph-properties fo:margin-left="0.4165in" fo:margin-right="0in" fo:line-height="114%" fo:text-indent="-0.25in" style:auto-text-indent="false" fo:padding="0in" fo:border="none"/>
    </style:style>
    <style:style style:name="P4" style:family="paragraph" style:parent-style-name="Standard" style:list-style-name="WWNum4">
      <style:paragraph-properties fo:margin-left="0.4165in" fo:margin-right="0in" fo:line-height="114%" fo:text-indent="-0.25in" style:auto-text-indent="false" fo:padding="0in" fo:border="none"/>
    </style:style>
    <style:style style:name="P5" style:family="paragraph" style:parent-style-name="Standard" style:list-style-name="WWNum6">
      <style:paragraph-properties fo:margin-left="0.4165in" fo:margin-right="0in" fo:line-height="114%" fo:text-indent="-0.25in" style:auto-text-indent="false" fo:padding="0in" fo:border="none"/>
    </style:style>
    <style:style style:name="P6" style:family="paragraph" style:parent-style-name="Standard" style:list-style-name="WWNum7">
      <style:paragraph-properties fo:margin-left="0.4165in" fo:margin-right="0in" fo:line-height="114%" fo:text-indent="-0.25in" style:auto-text-indent="false" fo:padding="0in" fo:border="none"/>
    </style:style>
    <style:style style:name="P7" style:family="paragraph" style:parent-style-name="Standard" style:list-style-name="WWNum8">
      <style:paragraph-properties fo:margin-left="0.4165in" fo:margin-right="0in" fo:line-height="114%" fo:text-indent="-0.25in" style:auto-text-indent="false" fo:padding="0in" fo:border="none"/>
    </style:style>
    <style:style style:name="P8" style:family="paragraph" style:parent-style-name="Standard" style:list-style-name="WWNum10">
      <style:paragraph-properties fo:margin-left="0.4165in" fo:margin-right="0in" fo:line-height="114%" fo:text-indent="-0.25in" style:auto-text-indent="false" fo:padding="0in" fo:border="none"/>
    </style:style>
    <style:style style:name="P9" style:family="paragraph" style:parent-style-name="Standard" style:list-style-name="WWNum3">
      <style:paragraph-properties fo:margin-left="0.8335in" fo:margin-right="0in" fo:line-height="114%" fo:text-indent="-0.25in" style:auto-text-indent="false" fo:padding="0in" fo:border="none"/>
    </style:style>
    <style:style style:name="P10" style:family="paragraph" style:parent-style-name="Standard" style:list-style-name="WWNum5">
      <style:paragraph-properties fo:margin-left="0.8335in" fo:margin-right="0in" fo:line-height="114%" fo:text-indent="-0.25in" style:auto-text-indent="false" fo:padding="0in" fo:border="none"/>
    </style:style>
    <style:style style:name="P11" style:family="paragraph" style:parent-style-name="Standard" style:list-style-name="WWNum9">
      <style:paragraph-properties fo:margin-left="0.8335in" fo:margin-right="0in" fo:line-height="114%" fo:text-indent="-0.25in" style:auto-text-indent="false" fo:padding="0in" fo:border="none"/>
    </style:style>
    <style:style style:name="P12" style:family="paragraph" style:parent-style-name="Heading_20_1" style:master-page-name="Standard">
      <style:paragraph-properties fo:margin-top="0in" fo:margin-bottom="0.1665in" loext:contextual-spacing="false" fo:line-height="114%" style:page-number="1" fo:padding="0in" fo:border="none"/>
    </style:style>
    <style:style style:name="P13"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Text" style:font-name-asian="Google Sans Text1" style:font-name-complex="Google Sans Text1"/>
    </style:style>
    <style:style style:name="T3" style:family="text">
      <style:text-properties style:font-name="Google Sans Text" fo:font-weight="bold" style:font-name-asian="Google Sans Text1" style:font-weight-asian="bold" style:font-name-complex="Google Sans Text1"/>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 style:family="text">
      <style:text-properties fo:color="#0000ee" style:font-name="Google Sans Text" style:text-underline-style="solid" style:text-underline-width="auto" style:text-underline-color="font-color" style:font-name-asian="Google Sans Text1" style:font-name-complex="Google Sans Tex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entinel-2 Image Processor</text:span></text:p>
      <text:p text:style-name="P1"><text:span text:style-name="T2">A C++ application for processing Sentinel-2 satellite imagery with a modular, plugin-based architecture for extensible operations.</text:span></text:p>
      <text:p text:style-name="P13"><text:span text:style-name="T1">Overview</text:span></text:p>
      <text:p text:style-name="P1"><text:span text:style-name="T2">This project provides a robust C++ solution for handling Sentinel-2 Level-2A products. It automates the extraction of compressed .SAFE.zip archives, discovers spectral bands, and applies various image processing operations. The core strength of this processor lies in its dynamic plugin system, allowing new operations to be added and utilized without recompiling the main application.</text:span></text:p>
      <text:p text:style-name="P13"><text:span text:style-name="T1">Features</text:span></text:p>
      <text:list xml:id="list3146732179" text:style-name="WWNum1">
        <text:list-item>
          <text:p text:style-name="P2"><text:span text:style-name="T3">Automated Zip Extraction:</text:span><text:span text:style-name="T2"> Seamlessly decompresses Sentinel-2 .SAFE.zip archives into temporary directories.</text:span></text:p>
        </text:list-item>
        <text:list-item>
          <text:p text:style-name="P2"><text:span text:style-name="T3">Intelligent Band Discovery:</text:span><text:span text:style-name="T2"> Automatically identifies and maps spectral bands (.jp2 or .tif files) within the extracted product, prioritizing higher-resolution bands (10m over 20m and 60m).</text:span></text:p>
        </text:list-item>
        <text:list-item>
          <text:p text:style-name="P2"><text:span text:style-name="T3">Modular Operation Plugins:</text:span><text:span text:style-name="T2"> Supports extensible image processing operations (e.g., NDVI, band arithmetic, filtering) implemented as dynamically loaded shared libraries (.so files).</text:span></text:p>
        </text:list-item>
        <text:list-item>
          <text:p text:style-name="P2"><text:span text:style-name="T3">GDAL Integration:</text:span><text:span text:style-name="T2"> Leverages the powerful GDAL library for efficient raster data reading, writing, and georeferencing.</text:span></text:p>
        </text:list-item>
        <text:list-item>
          <text:p text:style-name="P2"><text:span text:style-name="T3">C++20 Standard:</text:span><text:span text:style-name="T2"> Built with modern C++ features for improved code quality and maintainability.</text:span></text:p>
        </text:list-item>
      </text:list>
      <text:p text:style-name="P13"><text:span text:style-name="T1">Project Structure</text:span></text:p>
      <text:p text:style-name="P1"><text:span text:style-name="T2">.<text:line-break/>├── s2_processor.cpp <text:s text:c="11"/># Main application source file<text:line-break/>├── IOperation.h <text:s text:c="15"/># Interface for all image processing operations<text:line-break/>├── OperationFactory.h <text:s text:c="9"/># Helper for dynamic loading function pointers<text:line-break/>├── NdviOperation.h <text:s text:c="12"/># Header for the NDVI operation plugin<text:line-break/>├── NdviOperation.cpp <text:s text:c="10"/># Source for the NDVI operation plugin<text:line-break/>└── plugins/ <text:s text:c="19"/># Directory for compiled shared library plugins (.so files)<text:line-break/> <text:s text:c="3"/>└── libndvi_op.so <text:s text:c="10"/># Example compiled NDVI plugin<text:line-break/></text:span></text:p>
      <text:p text:style-name="P13"><text:span text:style-name="T1">Prerequisites</text:span></text:p>
      <text:p text:style-name="P1"><text:span text:style-name="T2">Before building and running the application, ensure you have the following installed on your system:</text:span></text:p>
      <text:list xml:id="list2326070414" text:style-name="WWNum2">
        <text:list-item>
          <text:p text:style-name="P3"><text:span text:style-name="T3">C++ Compiler:</text:span><text:span text:style-name="T2"> G++ (GCC version 10 or newer, supporting C++20).</text:span></text:p>
        </text:list-item>
        <text:list-item>
          <text:p text:style-name="P3"><text:span text:style-name="T3">GDAL Library:</text:span><text:span text:style-name="T2"> Geospatial Data Abstraction Library. Make sure it's installed and gdal-config is in your PATH.</text:span></text:p>
        </text:list-item>
        <text:list-item>
          <text:p text:style-name="P3"><text:span text:style-name="T3">Minizip-ng Library:</text:span><text:span text:style-name="T2"> A modern, actively maintained fork of minizip.</text:span></text:p>
        </text:list-item>
        <text:list-item>
          <text:p text:style-name="P3"><text:span text:style-name="T3">Development Libraries:</text:span></text:p>
        </text:list-item>
      </text:list>
      <text:list xml:id="list254527841" text:style-name="WWNum3">
        <text:list-item>
          <text:list>
            <text:list-item>
              <text:p text:style-name="P9"><text:span text:style-name="T2">libxml2</text:span></text:p>
            </text:list-item>
            <text:list-item>
              <text:p text:style-name="P9"><text:span text:style-name="T2">liblzma</text:span></text:p>
            </text:list-item>
            <text:list-item>
              <text:p text:style-name="P9"><text:span text:style-name="T2">zlib</text:span></text:p>
            </text:list-item>
            <text:list-item>
              <text:p text:style-name="P9"><text:span text:style-name="T2">libproj</text:span></text:p>
            </text:list-item>
            <text:list-item>
              <text:p text:style-name="P9"><text:span text:style-name="T2">libgeos_c</text:span></text:p>
            </text:list-item>
            <text:list-item>
              <text:p text:style-name="P9"><text:span text:style-name="T2">libsqlite3</text:span></text:p>
            </text:list-item>
            <text:list-item>
              <text:p text:style-name="P9"><text:span text:style-name="T2">libcurl</text:span></text:p>
            </text:list-item>
            <text:list-item>
              <text:p text:style-name="P9"><text:soft-page-break/><text:span text:style-name="T2">dlfcn.h (typically part of glibc, linked via -ldl)</text:span></text:p>
            </text:list-item>
          </text:list>
        </text:list-item>
      </text:list>
      <text:p text:style-name="P13"><text:span text:style-name="T1">Building the Project</text:span></text:p>
      <text:p text:style-name="P1"><text:span text:style-name="T2">Follow these steps to compile the main application and the example NDVI plugin.</text:span></text:p>
      <text:list xml:id="list1855921132" text:style-name="WWNum4">
        <text:list-item>
          <text:p text:style-name="P4"><text:span text:style-name="T2">Create the plugins directory:</text:span><text:span text:style-name="T4"><text:line-break/></text:span><text:span text:style-name="T2">This directory will house your compiled operation plugins.</text:span><text:span text:style-name="T4"><text:line-break/></text:span><text:span text:style-name="T2">mkdir -p plugins<text:line-break/></text:span></text:p>
        </text:list-item>
        <text:list-item>
          <text:p text:style-name="P4"><text:span text:style-name="T2">Compile the main executable (s2_processor):</text:span><text:span text:style-name="T4"><text:line-break/></text:span><text:span text:style-name="T2">This command builds the core application.</text:span><text:span text:style-name="T4"><text:line-break/></text:span><text:span text:style-name="T2">g++ -std=c++20 -lstdc++fs \<text:line-break/> <text:s/>-I. \<text:line-break/> <text:s/>-I/usr/local/include/minizip \<text:line-break/> <text:s/>$(gdal-config --cflags) \<text:line-break/> <text:s/>s2_processor.cpp \<text:line-break/> <text:s/>-o s2_processor \<text:line-break/> <text:s/>-lminizip \<text:line-break/> <text:s/>$(pkg-config --libs libxml-2.0) -llzma -lz \<text:line-break/> <text:s/>-lproj -lgeos_c -lsqlite3 -lcurl \<text:line-break/> <text:s/>-lgdal -lpthread -ldl -lm<text:line-break/></text:span></text:p>
        </text:list-item>
        <text:list-item>
          <text:p text:style-name="P4"><text:span text:style-name="T2">Compile the NDVI Plugin (libndvi_op.so):</text:span><text:span text:style-name="T4"><text:line-break/></text:span><text:span text:style-name="T2">This command builds the NDVI operation as a dynamically loadable shared library.</text:span><text:span text:style-name="T4"><text:line-break/></text:span><text:span text:style-name="T2">g++ -std=c++20 -fPIC -shared \<text:line-break/> <text:s/>-I. \<text:line-break/> <text:s/>-I/usr/local/include/minizip \<text:line-break/> <text:s/>$(gdal-config --cflags) \<text:line-break/> <text:s/>NdviOperation.cpp \<text:line-break/> <text:s/>-o plugins/libndvi_op.so \<text:line-break/> <text:s/>-lminizip \<text:line-break/> <text:s/>$(pkg-config --libs libxml-2.0) -llzma -lz \<text:line-break/> <text:s/>-lproj -lgeos_c -lsqlite3 -lcurl \<text:line-break/> <text:s/>-lgdal -lpthread -ldl -lm<text:line-break/></text:span></text:p>
        </text:list-item>
      </text:list>
      <text:list xml:id="list3518288695" text:style-name="WWNum5">
        <text:list-item>
          <text:list>
            <text:list-item>
              <text:p text:style-name="P10"><text:span text:style-name="T2">-fPIC: Generates Position-Independent Code, crucial for shared libraries.</text:span></text:p>
            </text:list-item>
            <text:list-item>
              <text:p text:style-name="P10"><text:span text:style-name="T2">-shared: Instructs the compiler to create a shared library.</text:span></text:p>
            </text:list-item>
            <text:list-item>
              <text:p text:style-name="P10"><text:span text:style-name="T2">-o plugins/libndvi_op.so: Specifies the output path and name. Ensure it's in the plugins/ directory.</text:span></text:p>
            </text:list-item>
          </text:list>
        </text:list-item>
      </text:list>
      <text:p text:style-name="P13"><text:span text:style-name="T1">Usage</text:span></text:p>
      <text:p text:style-name="P1"><text:span text:style-name="T2">Once compiled, you can run the s2_processor executable from your terminal.</text:span></text:p>
      <text:p text:style-name="P1"><text:span text:style-name="T3">Syntax:</text:span></text:p>
      <text:p text:style-name="P1"><text:span text:style-name="T2">./s2_processor &lt;zip_file_path&gt; &lt;output_tiff_path&gt; &lt;operation&gt; [operation_args...]<text:line-break/></text:span></text:p>
      <text:p text:style-name="P1"><text:span text:style-name="T3">Arguments:</text:span></text:p>
      <text:list xml:id="list2267775512" text:style-name="WWNum6">
        <text:list-item>
          <text:p text:style-name="P5"><text:span text:style-name="T2">&lt;zip_file_path&gt;: The path to the input Sentinel-2 .SAFE.zip archive.</text:span></text:p>
        </text:list-item>
        <text:list-item>
          <text:p text:style-name="P5"><text:span text:style-name="T2">&lt;output_tiff_path&gt;: The desired path for the output GeoTIFF file.</text:span></text:p>
        </text:list-item>
        <text:list-item>
          <text:p text:style-name="P5"><text:span text:style-name="T2">&lt;operation&gt;: The name of the operation to perform (e.g., NDVI). This name must match the name returned by the getName() method of one of your loaded plugins.</text:span></text:p>
        </text:list-item>
        <text:list-item>
          <text:p text:style-name="P5"><text:span text:style-name="T2">[operation_args...]: Optional arguments specific to the chosen operation.</text:span></text:p>
        </text:list-item>
      </text:list>
      <text:p text:style-name="P1"><text:span text:style-name="T3">Example: Calculate NDVI</text:span></text:p>
      <text:p text:style-name="P1"><text:span text:style-name="T2">To calculate the Normalized Difference Vegetation Index (NDVI) using the libndvi_op.so plugin:</text:span></text:p>
      <text:p text:style-name="P1"><text:span text:style-name="T2">./s2_processor S2A_MSIL2A_20250721T061311_N0511_R134_T42SWD_20250721T084516.SAFE.zip S2A_MSIL2A_20250721T061311_N0511_R134_T42SWD_20250721T084516_NDVI.tif NDVI B08 B04<text:line-break/></text:span></text:p>
      <text:list xml:id="list3758025908" text:style-name="WWNum7">
        <text:list-item>
          <text:p text:style-name="P6"><text:span text:style-name="T2">NDVI: The operation name.</text:span></text:p>
        </text:list-item>
        <text:list-item>
          <text:p text:style-name="P6"><text:span text:style-name="T2">B08: The Near-Infrared (NIR) band.</text:span></text:p>
        </text:list-item>
        <text:list-item>
          <text:p text:style-name="P6"><text:span text:style-name="T2">B04: The Red band.</text:span></text:p>
        </text:list-item>
      </text:list>
      <text:p text:style-name="P13"><text:span text:style-name="T1">Adding New Operations (Plugins)</text:span></text:p>
      <text:p text:style-name="P1"><text:span text:style-name="T2">The plugin architecture allows you to extend the processor's functionality without modifying or recompiling the main s2_processor executable.</text:span></text:p>
      <text:list xml:id="list1294092848" text:style-name="WWNum8">
        <text:list-item>
          <text:p text:style-name="P7"><text:soft-page-break/><text:span text:style-name="T2">Create New Files:</text:span><text:span text:style-name="T4"><text:line-break/></text:span><text:span text:style-name="T2">Create a new header file (e.g., AddOperation.h) and a source file (e.g., AddOperation.cpp) for your new operation.</text:span></text:p>
        </text:list-item>
        <text:list-item>
          <text:p text:style-name="P7"><text:span text:style-name="T2">Implement IOperation:</text:span><text:span text:style-name="T4"><text:line-break/></text:span><text:span text:style-name="T2">In your new header, define a class that publicly inherits from the IOperation interface. Implement its pure virtual methods:</text:span></text:p>
        </text:list-item>
      </text:list>
      <text:list xml:id="list899139823" text:style-name="WWNum9">
        <text:list-item>
          <text:list>
            <text:list-item>
              <text:p text:style-name="P11"><text:span text:style-name="T2">std::string getName() const override; (e.g., returns "ADD")</text:span></text:p>
            </text:list-item>
            <text:list-item>
              <text:p text:style-name="P11"><text:span text:style-name="T2">bool execute(const std::map&lt;std::string, std::string&gt;&amp; bandPaths, const std::vector&lt;std::string&gt;&amp; args, const std::string&amp; outputPath) override; (contains your operation's logic).</text:span></text:p>
            </text:list-item>
          </text:list>
        </text:list-item>
      </text:list>
      <text:list xml:id="list195104738366068" text:continue-list="list1294092848" text:style-name="WWNum8">
        <text:list-item>
          <text:p text:style-name="P7"><text:span text:style-name="T2">Add Factory Functions:</text:span><text:span text:style-name="T4"><text:line-break/></text:span><text:span text:style-name="T2">In your new source file (.cpp), implement the extern "C" factory functions that the main application will look for:</text:span><text:span text:style-name="T4"><text:line-break/></text:span><text:span text:style-name="T2">#include "AddOperation.h" // Your new operation's header<text:line-break/><text:line-break/>// ... (Your operation's execute method implementation) ...<text:line-break/><text:line-break/>extern "C" std::unique_ptr&lt;IOperation&gt; createOperationInstance() {<text:line-break/> <text:s text:c="3"/>return std::make_unique&lt;AddOperation&gt;(); // Return an instance of your new operation<text:line-break/>}<text:line-break/><text:line-break/>extern "C" const char* getOperationName() {<text:line-break/> <text:s text:c="3"/>return "ADD"; // Must match the name returned by getName()<text:line-break/>}<text:line-break/></text:span></text:p>
        </text:list-item>
        <text:list-item>
          <text:p text:style-name="P7"><text:span text:style-name="T2">Compile as Shared Library:</text:span><text:span text:style-name="T4"><text:line-break/></text:span><text:span text:style-name="T2">Compile your new operation's .cpp file into a shared library (.so) using a command similar to the NdviOperation compilation:</text:span><text:span text:style-name="T4"><text:line-break/></text:span><text:span text:style-name="T2">g++ -std=c++20 -fPIC -shared \<text:line-break/> <text:s/>-I. \<text:line-break/> <text:s/>-I/usr/local/include/minizip \<text:line-break/> <text:s/>$(gdal-config --cflags) \<text:line-break/> <text:s/>AddOperation.cpp \<text:line-break/> <text:s/>-o plugins/libadd_op.so \<text:line-break/> <text:s/>-lminizip \<text:line-break/> <text:s/>$(pkg-config --libs libxml-2.0) -llzma -lz \<text:line-break/> <text:s/>-lproj -lgeos_c -lsqlite3 -lcurl \<text:line-break/> <text:s/>-lgdal -lpthread -ldl -lm<text:line-break/></text:span><text:span text:style-name="T4"><text:line-break/></text:span><text:span text:style-name="T2">Place the resulting .so file into the plugins/ directory.</text:span></text:p>
        </text:list-item>
        <text:list-item>
          <text:p text:style-name="P7"><text:span text:style-name="T2">Run:</text:span><text:span text:style-name="T4"><text:line-break/></text:span><text:span text:style-name="T2">Execute the s2_processor as usual. It will automatically discover and load your new plugin, making the "ADD" operation available for use.</text:span></text:p>
        </text:list-item>
      </text:list>
      <text:p text:style-name="P13"><text:span text:style-name="T1">Contributing</text:span></text:p>
      <text:p text:style-name="P1"><text:span text:style-name="T2">Contributions are welcome! If you have ideas for new operations, bug fixes, or improvements, please feel free to:</text:span></text:p>
      <text:list xml:id="list4290995746" text:style-name="WWNum10">
        <text:list-item>
          <text:p text:style-name="P8"><text:span text:style-name="T2">Fork the repository.</text:span></text:p>
        </text:list-item>
        <text:list-item>
          <text:p text:style-name="P8"><text:span text:style-name="T2">Create a new branch (git checkout -b feature/your-feature-name).</text:span></text:p>
        </text:list-item>
        <text:list-item>
          <text:p text:style-name="P8"><text:span text:style-name="T2">Make your changes.</text:span></text:p>
        </text:list-item>
        <text:list-item>
          <text:p text:style-name="P8"><text:span text:style-name="T2">Commit your changes (git commit -am 'Add new feature').</text:span></text:p>
        </text:list-item>
        <text:list-item>
          <text:p text:style-name="P8"><text:span text:style-name="T2">Push to the branch (git push origin feature/your-feature-name).</text:span></text:p>
        </text:list-item>
        <text:list-item>
          <text:p text:style-name="P8"><text:span text:style-name="T2">Create a new Pull Request.</text:span></text:p>
        </text:list-item>
      </text:list>
      <text:p text:style-name="P13"><text:span text:style-name="T1">License</text:span></text:p>
      <text:p text:style-name="P1"><text:span text:style-name="T2">This project is licensed under the MIT License - see the </text:span><text:a xlink:type="simple" xlink:href="https://www.google.com/search?q=LICENSE" text:style-name="ListLabel_20_91" text:visited-style-name="ListLabel_20_91"><text:span text:style-name="T5">LICENSE</text:span></text:a><text:span text:style-name="T2"> file for details (if you have one, otherwise specify your chosen license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color="#0000ee" style:font-name="Google Sans Text" fo:font-family="'Google Sans Text'" style:font-family-generic="roman" style:font-pitch="variable" style:text-underline-style="solid" style:text-underline-width="auto" style:text-underline-color="font-color" style:font-name-asian="Google Sans Text1" style:font-family-asian="'Google Sans Text'" style:font-family-generic-asian="system" style:font-pitch-asian="variable" style:font-name-complex="Google Sans Text1" style:font-family-complex="'Google Sans Tex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8" meta:word-count="929" meta:character-count="6760" meta:non-whitespace-character-count="5785"/>
    <meta:generator>LibreOfficeDev/6.0.5.2$Linux_X86_64 LibreOffice_project/</meta:generator>
  </office:meta>
</office:document-meta>
</file>